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1701d" officeooo:paragraph-rsid="0011701d" style:font-size-asian="26pt" style:font-size-complex="26pt"/>
    </style:style>
    <style:style style:name="P2" style:family="paragraph" style:parent-style-name="Standard">
      <style:text-properties fo:font-size="20pt" officeooo:rsid="0011701d" officeooo:paragraph-rsid="0011701d" style:font-size-asian="20pt" style:font-size-complex="20pt"/>
    </style:style>
    <style:style style:name="P3" style:family="paragraph" style:parent-style-name="Standard">
      <style:text-properties fo:font-size="16pt" officeooo:rsid="0011701d" officeooo:paragraph-rsid="0011701d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envoeging blokken tbv nood aansluiting</text:p>
      <text:p text:style-name="P1"/>
      <text:p text:style-name="P1"/>
      <text:p text:style-name="P2">1 A <text:s/>+ 1 B </text:p>
      <text:p text:style-name="P2"/>
      <text:p text:style-name="P2">2 A + 2 B</text:p>
      <text:p text:style-name="P2"/>
      <text:p text:style-name="P2">3 A + 3 B</text:p>
      <text:p text:style-name="P2"/>
      <text:p text:style-name="P2">4 A + 4B + 5 A + 5 B + 6</text:p>
      <text:p text:style-name="P2"/>
      <text:p text:style-name="P2">7 FidleYard</text:p>
      <text:p text:style-name="P2"/>
      <text:p text:style-name="P2">8 A</text:p>
      <text:p text:style-name="P2"/>
      <text:p text:style-name="P2">8 B + 9 A</text:p>
      <text:p text:style-name="P2"/>
      <text:p text:style-name="P2">10 A + 10 B</text:p>
      <text:p text:style-name="P2"/>
      <text:p text:style-name="P2">11 A + 11 B</text:p>
      <text:p text:style-name="P2"/>
      <text:p text:style-name="P2">12 A + 12 B</text:p>
      <text:p text:style-name="P2"/>
      <text:p text:style-name="P2">13 A + 13 B +14 A +14 B</text:p>
      <text:p text:style-name="P2"/>
      <text:p text:style-name="P2">15 A + 15 B + 16 A + 16 B</text:p>
      <text:p text:style-name="P2"/>
      <text:p text:style-name="P2">18 FidleYard</text:p>
      <text:p text:style-name="P3"/>
      <text:p text:style-name="P2">19 A + 19 B + 20 A + 20B</text:p>
      <text:p text:style-name="P2"/>
      <text:p text:style-name="P2">21 A + 21 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9:11:09.508000000</meta:creation-date>
    <dc:date>2023-03-14T19:25:16.073000000</dc:date>
    <meta:editing-duration>PT3M35S</meta:editing-duration>
    <meta:editing-cycles>1</meta:editing-cycles>
    <meta:document-statistic meta:table-count="0" meta:image-count="0" meta:object-count="0" meta:page-count="1" meta:paragraph-count="16" meta:word-count="93" meta:character-count="245" meta:non-whitespace-character-count="166"/>
    <meta:generator>LibreOffice/7.0.4.2$Windows_X86_64 LibreOffice_project/dcf040e67528d9187c66b2379df5ea4407429775</meta:generator>
  </office:meta>
</office:document-meta>
</file>